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C90000013663CF19E86721EC6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148cm" svg:height="6.151cm" svg:x="3.817cm" svg:y="12.015cm">
          <draw:image xlink:href="Pictures/10000000000002C90000013663CF19E86721EC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15:49:34.262664129</meta:creation-date>
    <dc:date>2018-05-14T15:49:53.397416757</dc:date>
    <meta:editing-duration>PT20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